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a281" officeooo:paragraph-rsid="000da281"/>
    </style:style>
    <style:style style:name="P5" style:family="paragraph" style:parent-style-name="Text_20_body">
      <style:paragraph-properties fo:text-align="start" style:justify-single-word="false"/>
      <style:text-properties style:font-name="Georgia" officeooo:rsid="000da281" officeooo:paragraph-rsid="000da281"/>
    </style:style>
    <style:style style:name="P6" style:family="paragraph" style:parent-style-name="Title">
      <style:text-properties style:font-name="Georgia" officeooo:rsid="000dece5" officeooo:paragraph-rsid="000dece5"/>
    </style:style>
    <style:style style:name="P7" style:family="paragraph" style:parent-style-name="Text_20_body">
      <style:paragraph-properties fo:text-align="start" style:justify-single-word="false"/>
      <style:text-properties style:font-name="Georgia" officeooo:rsid="000da281" officeooo:paragraph-rsid="000da281"/>
    </style:style>
    <style:style style:name="T1" style:family="text">
      <style:text-properties officeooo:rsid="000f9ad9"/>
    </style:style>
    <style:style style:name="T2" style:family="text">
      <style:text-properties officeooo:rsid="00107a6d"/>
    </style:style>
    <style:style style:name="T3" style:family="text">
      <style:text-properties officeooo:rsid="0010e2f6"/>
    </style:style>
    <style:style style:name="T4" style:family="text">
      <style:text-properties officeooo:rsid="001213f8"/>
    </style:style>
    <style:style style:name="T5" style:family="text">
      <style:text-properties officeooo:rsid="001317e1"/>
    </style:style>
    <style:style style:name="T6" style:family="text">
      <style:text-properties officeooo:rsid="001430c8"/>
    </style:style>
    <style:style style:name="T7" style:family="text">
      <style:text-properties officeooo:rsid="00148eb6"/>
    </style:style>
    <style:style style:name="T8" style:family="text">
      <style:text-properties officeooo:rsid="0015a6c4"/>
    </style:style>
    <style:style style:name="T9" style:family="text">
      <style:text-properties officeooo:rsid="001794d7"/>
    </style:style>
    <style:style style:name="T10" style:family="text">
      <style:text-properties officeooo:rsid="001895a7"/>
    </style:style>
    <style:style style:name="T11" style:family="text">
      <style:text-properties fo:font-style="italic" officeooo:rsid="001895a7" style:font-style-asian="italic" style:font-style-complex="italic"/>
    </style:style>
    <style:style style:name="T12" style:family="text">
      <style:text-properties fo:font-style="italic" officeooo:rsid="0021b4e4" style:font-style-asian="italic" style:font-style-complex="italic"/>
    </style:style>
    <style:style style:name="T13" style:family="text">
      <style:text-properties fo:font-style="italic" officeooo:rsid="0021d812" style:font-style-asian="italic" style:font-style-complex="italic"/>
    </style:style>
    <style:style style:name="T14" style:family="text">
      <style:text-properties fo:font-style="italic" officeooo:rsid="0026e151" style:font-style-asian="italic" style:font-style-complex="italic"/>
    </style:style>
    <style:style style:name="T15" style:family="text">
      <style:text-properties fo:font-style="italic" officeooo:rsid="0028c9ca" style:font-style-asian="italic" style:font-style-complex="italic"/>
    </style:style>
    <style:style style:name="T16" style:family="text">
      <style:text-properties fo:font-style="normal" officeooo:rsid="001895a7" style:font-style-asian="normal" style:font-style-complex="normal"/>
    </style:style>
    <style:style style:name="T17" style:family="text">
      <style:text-properties fo:font-style="normal" officeooo:rsid="0019f960" style:font-style-asian="normal" style:font-style-complex="normal"/>
    </style:style>
    <style:style style:name="T18" style:family="text">
      <style:text-properties fo:font-style="normal" officeooo:rsid="001a6c50" style:font-style-asian="normal" style:font-style-complex="normal"/>
    </style:style>
    <style:style style:name="T19" style:family="text">
      <style:text-properties fo:font-style="normal" officeooo:rsid="001bce30" style:font-style-asian="normal" style:font-style-complex="normal"/>
    </style:style>
    <style:style style:name="T20" style:family="text">
      <style:text-properties fo:font-style="normal" officeooo:rsid="001c2cf4" style:font-style-asian="normal" style:font-style-complex="normal"/>
    </style:style>
    <style:style style:name="T21" style:family="text">
      <style:text-properties fo:font-style="normal" officeooo:rsid="001da885" style:font-style-asian="normal" style:font-style-complex="normal"/>
    </style:style>
    <style:style style:name="T22" style:family="text">
      <style:text-properties fo:font-style="normal" officeooo:rsid="001eaa09" style:font-style-asian="normal" style:font-style-complex="normal"/>
    </style:style>
    <style:style style:name="T23" style:family="text">
      <style:text-properties fo:font-style="normal" officeooo:rsid="001f4482" style:font-style-asian="normal" style:font-style-complex="normal"/>
    </style:style>
    <style:style style:name="T24" style:family="text">
      <style:text-properties fo:font-style="normal" officeooo:rsid="00205fab" style:font-style-asian="normal" style:font-style-complex="normal"/>
    </style:style>
    <style:style style:name="T25" style:family="text">
      <style:text-properties fo:font-style="normal" officeooo:rsid="0021b4e4" style:font-style-asian="normal" style:font-style-complex="normal"/>
    </style:style>
    <style:style style:name="T26" style:family="text">
      <style:text-properties fo:font-style="normal" officeooo:rsid="0021d812" style:font-style-asian="normal" style:font-style-complex="normal"/>
    </style:style>
    <style:style style:name="T27" style:family="text">
      <style:text-properties fo:font-style="normal" officeooo:rsid="00229d5d" style:font-style-asian="normal" style:font-style-complex="normal"/>
    </style:style>
    <style:style style:name="T28" style:family="text">
      <style:text-properties fo:font-style="normal" officeooo:rsid="002341bb" style:font-style-asian="normal" style:font-style-complex="normal"/>
    </style:style>
    <style:style style:name="T29" style:family="text">
      <style:text-properties fo:font-style="normal" officeooo:rsid="0024ecbc" style:font-style-asian="normal" style:font-style-complex="normal"/>
    </style:style>
    <style:style style:name="T30" style:family="text">
      <style:text-properties fo:font-style="normal" officeooo:rsid="0026e151" style:font-style-asian="normal" style:font-style-complex="normal"/>
    </style:style>
    <style:style style:name="T31" style:family="text">
      <style:text-properties fo:font-style="normal" officeooo:rsid="0028c9ca" style:font-style-asian="normal" style:font-style-complex="normal"/>
    </style:style>
    <style:style style:name="T32" style:family="text">
      <style:text-properties fo:font-style="normal" officeooo:rsid="0029cfdb" style:font-style-asian="normal" style:font-style-complex="normal"/>
    </style:style>
    <style:style style:name="T33" style:family="text">
      <style:text-properties fo:font-style="normal" officeooo:rsid="002b7470"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ormholes And Such</text:p>
      <text:p text:style-name="P3">217</text:p>
      <text:p text:style-name="P4">by Kyle Eggleston</text:p>
      <text:p text:style-name="P4"/>
      <text:p text:style-name="P5"><text:tab/><text:span text:style-name="T1">Bert McDuff sat in his shuttle waiting to be allowed to leave the Moon base he had been staying </text:span><text:span text:style-name="T3">on</text:span><text:span text:style-name="T1">. </text:span><text:span text:style-name="T2">He looked out the shuttle’s window to see Alyssa </text:span><text:span text:style-name="T4">O’Brien</text:span><text:span text:style-name="T2"> and Alice </text:span><text:span text:style-name="T4">Shannon</text:span><text:span text:style-name="T2"> standing there wishing him safe voyage. If what he had in store worked, Bert would be back at Earth in no time. He hoped it would work out for the best, but there was only one way to tell. He had to try.</text:span></text:p>
      <text:p text:style-name="P5"><text:tab/><text:span text:style-name="T5">Locking down his power source, a rare form of crystal that had unique energy properties, Bert closed the engine compartment. He wouldn’t need to open that back up unless something went terribly wrong </text:span><text:span text:style-name="T6">which he prayed it didn’t. The last thing he needed or wanted was to go up in smoke trying to get home.</text:span></text:p>
      <text:p text:style-name="P5"><text:tab/>“<text:span text:style-name="T7">Earth Shuttle Omega, you are cleared for departure. Safe journey.” A woman’s voice came over Bert’s headset.</text:span></text:p>
      <text:p text:style-name="P5"><text:tab/>“<text:span text:style-name="T7">Thank you dock control.” Bert said. “Acknowledged. One third thrust.” He pressed the combination of buttons that would make the shuttle accelerate to the desired speed upon which he could take off and gain altitude.</text:span></text:p>
      <text:p text:style-name="P5"><text:tab/><text:span text:style-name="T8">As the shuttle left the Moon’s gravitational pull, Bert looked back on what was his temporary lodging. The house was large enough to see with the naked eye. He was going to miss his time there, but it was time to get home. </text:span><text:span text:style-name="T9">Flipping a switch, Bert activated Alice’s “Wormhole Sniffing Device.” That’s what he called it at least. He was sure she had come up with a more sophisticated name for it, but he didn’t care. Wormhole sniffing Device seemed more up his alley.</text:span></text:p>
      <text:p text:style-name="P5"><text:tab/><text:span text:style-name="T10">Bert’s only regret was that he couldn’t warn Earth he was coming. He would just have to appear out of nowhere and hope </text:span><text:span text:style-name="T11">not</text:span><text:span text:style-name="T16"> to be shot down. That was the last thing he wanted. To be shot down on his </text:span><text:span text:style-name="T17">home coming day. </text:span><text:span text:style-name="T18">He couldn’t wait to see his friends aboard the Fearless again. Their time in Ketish’s prison camp had been rough, but as far as he knew, they all managed to escape.</text:span></text:p>
      <text:p text:style-name="P5"><text:span text:style-name="T18"><text:tab/></text:span><text:span text:style-name="T19">What Bert didn’t know was the Fearless had been destroyed with all hands after making an attack run at Earth. All under the watchful eye of Ketish. Ketish had kept Bert alive for some sick twisted reason though, hence why Bert ended up on The Rim of space. The edge of space as it were wasn’t all that it seemed to be cracked up to be. </text:span><text:span text:style-name="T20">Bert missed home.</text:span></text:p>
      <text:p text:style-name="P5"><text:soft-page-break/><text:span text:style-name="T20"><text:tab/></text:span><text:span text:style-name="T21">As Bert thought about home, the Wormhole Sniffing Device, or WSD for short, began beeping. Bert locked onto the coordinates of the possible wormhole starting to open and navigated towards it. </text:span><text:span text:style-name="T22">A re</text:span><text:span text:style-name="T23">d</text:span><text:span text:style-name="T22">dish wormhole opened up before him and then abruptly closed before Bert’s ship could enter it. If he remembered, the wormhole he had gone through was blue. Bert wasn’t sure if there was a different in the colors of wormholes, just that led to different parts of space.</text:span></text:p>
      <text:p text:style-name="P5"><text:span text:style-name="T22"><text:tab/>“</text:span><text:span text:style-name="T24">Well at least the WSD works.” Bert commented. </text:span><text:span text:style-name="T25">Looking at his star charts, Bert fed in Earth’s coordinates into the WSD hoping that would make the device give a more accurate route. He wasn’t sure </text:span><text:span text:style-name="T12">that’s</text:span><text:span text:style-name="T25"> how it worked, but well here’s hoping!</text:span></text:p>
      <text:p text:style-name="P5"><text:span text:style-name="T25"><text:tab/></text:span><text:span text:style-name="T26">Another wormhole opened up in front of Bert’s shuttle. This time he had time to navigate towards it, and </text:span><text:span text:style-name="T13">into</text:span><text:span text:style-name="T26"> it. The wormhole swallowed him up and he was gone. </text:span><text:span text:style-name="T27">Vanished without a trace.</text:span></text:p>
      <text:p text:style-name="P5"><text:span text:style-name="T27"><text:tab/>The ride was rather bumpy. Tunnels upon tunnels going to different places as Bert zipped passed them. It was like a whole network of tunnels and mazes. Bert held onto the shuttle’s controls to stabilize himself. He was getting queasy. Bert’s back was pressed hard against the cockpit chair. He felt like he was going to throw up.</text:span></text:p>
      <text:p text:style-name="P5"><text:span text:style-name="T27"><text:tab/>“</text:span><text:span text:style-name="T28">Computer.” Bert said. “Are we anywhere near the coordinates I entered into the WSD?” Bert asked the computer. He wasn’t sure it would give him any accurate information as this had never been tested before, but it was worth a shot.</text:span></text:p>
      <text:p text:style-name="P5"><text:span text:style-name="T28"><text:tab/></text:span><text:span text:style-name="T29">The computer analyzed the data for a moment and then made a beeping noise. “</text:span><text:span text:style-name="T30">Affirmative, coordinates located at thirty-five by sixty-two by eight. Locking on coordinates, changing course.”</text:span></text:p>
      <text:p text:style-name="P5"><text:span text:style-name="T30"><text:tab/>Bert nodded. </text:span><text:span text:style-name="T14">Good, good</text:span><text:span text:style-name="T30">. He thought. </text:span><text:span text:style-name="T15">Just keep doing what you’re doing and we’ll be home free!</text:span><text:span text:style-name="T31"> He checked his readings and smiled. Bert would be home in no time. </text:span><text:span text:style-name="T32">He couldn’t wait to eat some of his mom’s home made cooking. If she was still talking to him that was. </text:span><text:span text:style-name="T33">Bert hadn’t seen his mother in a long time, something he had to correct. Work had always managed to be an escape for him. Being held captive on the Dubor home world didn’t help matter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2</text:page-count>) <text:date style:data-style-name="N37" text:date-value="2026-02-05T12:13:30.545606701">02/05/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5T12:13:30.474714411</dc:date>
    <meta:editing-duration>PT1H22M4S</meta:editing-duration>
    <meta:editing-cycles>39</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19" meta:word-count="799" meta:character-count="4399" meta:non-whitespace-character-count="3605"/>
  </office:meta>
</office:document-meta>
</file>